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Property.setObjectValue( Object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Property.getObjec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Property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Property.setRunningVersion( boolean runningVer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ringProperty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ringProperty.recoverRunningVersion( TestElement own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ringProperty.getString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Property.String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Property.StringProperty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